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ERMISSION_ACCOUNTING</text:p>
          </table:table-cell>
          <table:table-cell/>
          <table:table-cell table:formula="of:=CONCATENATE(&quot;INSERT INTO `AviationClubManager`.`user_permission` (`id`,  `version`, name) VALUES (&quot;;[.A1];&quot;, 1,'&quot;;[.B1];&quot;');&quot;)" office:value-type="string" office:string-value="INSERT INTO `AviationClubManager`.`user_permission` (`id`,  `version`, name) VALUES (1, 1,'PERMISSION_ACCOUNTING');" calcext:value-type="string">
            <text:p>INSERT INTO `AviationClubManager`.`user_permission` (`id`, <text:s/>`version`, name) VALUES (1, 1,'PERMISSION_ACCOUNTING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ERMISSION_ACCOUNTING_CREATE</text:p>
          </table:table-cell>
          <table:table-cell/>
          <table:table-cell table:formula="of:=CONCATENATE(&quot;INSERT INTO `AviationClubManager`.`user_permission` (`id`,  `version`, name) VALUES (&quot;;[.A2];&quot;, 1,'&quot;;[.B2];&quot;');&quot;)" office:value-type="string" office:string-value="INSERT INTO `AviationClubManager`.`user_permission` (`id`,  `version`, name) VALUES (2, 1,'PERMISSION_ACCOUNTING_CREATE');" calcext:value-type="string">
            <text:p>INSERT INTO `AviationClubManager`.`user_permission` (`id`, <text:s/>`version`, name) VALUES (2, 1,'PERMISSION_ACCOUNTING_CREATE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ERMISSION_ACCOUNTING_UPDATE</text:p>
          </table:table-cell>
          <table:table-cell/>
          <table:table-cell table:formula="of:=CONCATENATE(&quot;INSERT INTO `AviationClubManager`.`user_permission` (`id`,  `version`, name) VALUES (&quot;;[.A3];&quot;, 1,'&quot;;[.B3];&quot;');&quot;)" office:value-type="string" office:string-value="INSERT INTO `AviationClubManager`.`user_permission` (`id`,  `version`, name) VALUES (3, 1,'PERMISSION_ACCOUNTING_UPDATE');" calcext:value-type="string">
            <text:p>INSERT INTO `AviationClubManager`.`user_permission` (`id`, <text:s/>`version`, name) VALUES (3, 1,'PERMISSION_ACCOUNTING_UPDATE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ERMISSION_ACCOUNTING_DELETE</text:p>
          </table:table-cell>
          <table:table-cell/>
          <table:table-cell table:formula="of:=CONCATENATE(&quot;INSERT INTO `AviationClubManager`.`user_permission` (`id`,  `version`, name) VALUES (&quot;;[.A4];&quot;, 1,'&quot;;[.B4];&quot;');&quot;)" office:value-type="string" office:string-value="INSERT INTO `AviationClubManager`.`user_permission` (`id`,  `version`, name) VALUES (4, 1,'PERMISSION_ACCOUNTING_DELETE');" calcext:value-type="string">
            <text:p>INSERT INTO `AviationClubManager`.`user_permission` (`id`, <text:s/>`version`, name) VALUES (4, 1,'PERMISSION_ACCOUNTING_DELETE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ERMISSION_AIRCRAFT</text:p>
          </table:table-cell>
          <table:table-cell/>
          <table:table-cell table:formula="of:=CONCATENATE(&quot;INSERT INTO `AviationClubManager`.`user_permission` (`id`,  `version`, name) VALUES (&quot;;[.A5];&quot;, 1,'&quot;;[.B5];&quot;');&quot;)" office:value-type="string" office:string-value="INSERT INTO `AviationClubManager`.`user_permission` (`id`,  `version`, name) VALUES (5, 1,'PERMISSION_AIRCRAFT');" calcext:value-type="string">
            <text:p>INSERT INTO `AviationClubManager`.`user_permission` (`id`, <text:s/>`version`, name) VALUES (5, 1,'PERMISSION_AIRCRAFT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PERMISSION_AIRCRAFT_CREATE</text:p>
          </table:table-cell>
          <table:table-cell/>
          <table:table-cell table:formula="of:=CONCATENATE(&quot;INSERT INTO `AviationClubManager`.`user_permission` (`id`,  `version`, name) VALUES (&quot;;[.A6];&quot;, 1,'&quot;;[.B6];&quot;');&quot;)" office:value-type="string" office:string-value="INSERT INTO `AviationClubManager`.`user_permission` (`id`,  `version`, name) VALUES (6, 1,'PERMISSION_AIRCRAFT_CREATE');" calcext:value-type="string">
            <text:p>INSERT INTO `AviationClubManager`.`user_permission` (`id`, <text:s/>`version`, name) VALUES (6, 1,'PERMISSION_AIRCRAFT_CREATE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PERMISSION_AIRCRAFT_UPDATE</text:p>
          </table:table-cell>
          <table:table-cell/>
          <table:table-cell table:formula="of:=CONCATENATE(&quot;INSERT INTO `AviationClubManager`.`user_permission` (`id`,  `version`, name) VALUES (&quot;;[.A7];&quot;, 1,'&quot;;[.B7];&quot;');&quot;)" office:value-type="string" office:string-value="INSERT INTO `AviationClubManager`.`user_permission` (`id`,  `version`, name) VALUES (7, 1,'PERMISSION_AIRCRAFT_UPDATE');" calcext:value-type="string">
            <text:p>INSERT INTO `AviationClubManager`.`user_permission` (`id`, <text:s/>`version`, name) VALUES (7, 1,'PERMISSION_AIRCRAFT_UPDATE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PERMISSION_AIRCRAFT_DELETE</text:p>
          </table:table-cell>
          <table:table-cell/>
          <table:table-cell table:formula="of:=CONCATENATE(&quot;INSERT INTO `AviationClubManager`.`user_permission` (`id`,  `version`, name) VALUES (&quot;;[.A8];&quot;, 1,'&quot;;[.B8];&quot;');&quot;)" office:value-type="string" office:string-value="INSERT INTO `AviationClubManager`.`user_permission` (`id`,  `version`, name) VALUES (8, 1,'PERMISSION_AIRCRAFT_DELETE');" calcext:value-type="string">
            <text:p>INSERT INTO `AviationClubManager`.`user_permission` (`id`, <text:s/>`version`, name) VALUES (8, 1,'PERMISSION_AIRCRAFT_DELETE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PERMISSION_BUG</text:p>
          </table:table-cell>
          <table:table-cell/>
          <table:table-cell table:formula="of:=CONCATENATE(&quot;INSERT INTO `AviationClubManager`.`user_permission` (`id`,  `version`, name) VALUES (&quot;;[.A9];&quot;, 1,'&quot;;[.B9];&quot;');&quot;)" office:value-type="string" office:string-value="INSERT INTO `AviationClubManager`.`user_permission` (`id`,  `version`, name) VALUES (9, 1,'PERMISSION_BUG');" calcext:value-type="string">
            <text:p>INSERT INTO `AviationClubManager`.`user_permission` (`id`, <text:s/>`version`, name) VALUES (9, 1,'PERMISSION_BUG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PERMISSION_BUG_CREATE</text:p>
          </table:table-cell>
          <table:table-cell/>
          <table:table-cell table:formula="of:=CONCATENATE(&quot;INSERT INTO `AviationClubManager`.`user_permission` (`id`,  `version`, name) VALUES (&quot;;[.A10];&quot;, 1,'&quot;;[.B10];&quot;');&quot;)" office:value-type="string" office:string-value="INSERT INTO `AviationClubManager`.`user_permission` (`id`,  `version`, name) VALUES (10, 1,'PERMISSION_BUG_CREATE');" calcext:value-type="string">
            <text:p>INSERT INTO `AviationClubManager`.`user_permission` (`id`, <text:s/>`version`, name) VALUES (10, 1,'PERMISSION_BUG_CREATE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PERMISSION_BUG_UPDATE</text:p>
          </table:table-cell>
          <table:table-cell/>
          <table:table-cell table:formula="of:=CONCATENATE(&quot;INSERT INTO `AviationClubManager`.`user_permission` (`id`,  `version`, name) VALUES (&quot;;[.A11];&quot;, 1,'&quot;;[.B11];&quot;');&quot;)" office:value-type="string" office:string-value="INSERT INTO `AviationClubManager`.`user_permission` (`id`,  `version`, name) VALUES (11, 1,'PERMISSION_BUG_UPDATE');" calcext:value-type="string">
            <text:p>INSERT INTO `AviationClubManager`.`user_permission` (`id`, <text:s/>`version`, name) VALUES (11, 1,'PERMISSION_BUG_UPDATE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PERMISSION_BUG_DELETE</text:p>
          </table:table-cell>
          <table:table-cell/>
          <table:table-cell table:formula="of:=CONCATENATE(&quot;INSERT INTO `AviationClubManager`.`user_permission` (`id`,  `version`, name) VALUES (&quot;;[.A12];&quot;, 1,'&quot;;[.B12];&quot;');&quot;)" office:value-type="string" office:string-value="INSERT INTO `AviationClubManager`.`user_permission` (`id`,  `version`, name) VALUES (12, 1,'PERMISSION_BUG_DELETE');" calcext:value-type="string">
            <text:p>INSERT INTO `AviationClubManager`.`user_permission` (`id`, <text:s/>`version`, name) VALUES (12, 1,'PERMISSION_BUG_DELETE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PERMISSION_CLUBCAPACITY</text:p>
          </table:table-cell>
          <table:table-cell/>
          <table:table-cell table:formula="of:=CONCATENATE(&quot;INSERT INTO `AviationClubManager`.`user_permission` (`id`,  `version`, name) VALUES (&quot;;[.A13];&quot;, 1,'&quot;;[.B13];&quot;');&quot;)" office:value-type="string" office:string-value="INSERT INTO `AviationClubManager`.`user_permission` (`id`,  `version`, name) VALUES (13, 1,'PERMISSION_CLUBCAPACITY');" calcext:value-type="string">
            <text:p>INSERT INTO `AviationClubManager`.`user_permission` (`id`, <text:s/>`version`, name) VALUES (13, 1,'PERMISSION_CLUBCAPACITY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ERMISSION_CLUBCAPACITY_CREATE</text:p>
          </table:table-cell>
          <table:table-cell/>
          <table:table-cell table:formula="of:=CONCATENATE(&quot;INSERT INTO `AviationClubManager`.`user_permission` (`id`,  `version`, name) VALUES (&quot;;[.A14];&quot;, 1,'&quot;;[.B14];&quot;');&quot;)" office:value-type="string" office:string-value="INSERT INTO `AviationClubManager`.`user_permission` (`id`,  `version`, name) VALUES (14, 1,'PERMISSION_CLUBCAPACITY_CREATE');" calcext:value-type="string">
            <text:p>INSERT INTO `AviationClubManager`.`user_permission` (`id`, <text:s/>`version`, name) VALUES (14, 1,'PERMISSION_CLUBCAPACITY_CREATE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PERMISSION_CLUBCAPACITY_UPDATE</text:p>
          </table:table-cell>
          <table:table-cell/>
          <table:table-cell table:formula="of:=CONCATENATE(&quot;INSERT INTO `AviationClubManager`.`user_permission` (`id`,  `version`, name) VALUES (&quot;;[.A15];&quot;, 1,'&quot;;[.B15];&quot;');&quot;)" office:value-type="string" office:string-value="INSERT INTO `AviationClubManager`.`user_permission` (`id`,  `version`, name) VALUES (15, 1,'PERMISSION_CLUBCAPACITY_UPDATE');" calcext:value-type="string">
            <text:p>INSERT INTO `AviationClubManager`.`user_permission` (`id`, <text:s/>`version`, name) VALUES (15, 1,'PERMISSION_CLUBCAPACITY_UPDATE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PERMISSION_CLUBCAPACITY_DELETE</text:p>
          </table:table-cell>
          <table:table-cell/>
          <table:table-cell table:formula="of:=CONCATENATE(&quot;INSERT INTO `AviationClubManager`.`user_permission` (`id`,  `version`, name) VALUES (&quot;;[.A16];&quot;, 1,'&quot;;[.B16];&quot;');&quot;)" office:value-type="string" office:string-value="INSERT INTO `AviationClubManager`.`user_permission` (`id`,  `version`, name) VALUES (16, 1,'PERMISSION_CLUBCAPACITY_DELETE');" calcext:value-type="string">
            <text:p>INSERT INTO `AviationClubManager`.`user_permission` (`id`, <text:s/>`version`, name) VALUES (16, 1,'PERMISSION_CLUBCAPACITY_DELETE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PERMISSION_CLUBMEMBER</text:p>
          </table:table-cell>
          <table:table-cell/>
          <table:table-cell table:formula="of:=CONCATENATE(&quot;INSERT INTO `AviationClubManager`.`user_permission` (`id`,  `version`, name) VALUES (&quot;;[.A17];&quot;, 1,'&quot;;[.B17];&quot;');&quot;)" office:value-type="string" office:string-value="INSERT INTO `AviationClubManager`.`user_permission` (`id`,  `version`, name) VALUES (17, 1,'PERMISSION_CLUBMEMBER');" calcext:value-type="string">
            <text:p>INSERT INTO `AviationClubManager`.`user_permission` (`id`, <text:s/>`version`, name) VALUES (17, 1,'PERMISSION_CLUBMEMBER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PERMISSION_CLUBMEMBER_CREATE</text:p>
          </table:table-cell>
          <table:table-cell/>
          <table:table-cell table:formula="of:=CONCATENATE(&quot;INSERT INTO `AviationClubManager`.`user_permission` (`id`,  `version`, name) VALUES (&quot;;[.A18];&quot;, 1,'&quot;;[.B18];&quot;');&quot;)" office:value-type="string" office:string-value="INSERT INTO `AviationClubManager`.`user_permission` (`id`,  `version`, name) VALUES (18, 1,'PERMISSION_CLUBMEMBER_CREATE');" calcext:value-type="string">
            <text:p>INSERT INTO `AviationClubManager`.`user_permission` (`id`, <text:s/>`version`, name) VALUES (18, 1,'PERMISSION_CLUBMEMBER_CREATE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PERMISSION_CLUBMEMBER_UPDATE</text:p>
          </table:table-cell>
          <table:table-cell/>
          <table:table-cell table:formula="of:=CONCATENATE(&quot;INSERT INTO `AviationClubManager`.`user_permission` (`id`,  `version`, name) VALUES (&quot;;[.A19];&quot;, 1,'&quot;;[.B19];&quot;');&quot;)" office:value-type="string" office:string-value="INSERT INTO `AviationClubManager`.`user_permission` (`id`,  `version`, name) VALUES (19, 1,'PERMISSION_CLUBMEMBER_UPDATE');" calcext:value-type="string">
            <text:p>INSERT INTO `AviationClubManager`.`user_permission` (`id`, <text:s/>`version`, name) VALUES (19, 1,'PERMISSION_CLUBMEMBER_UPDATE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ERMISSION_CLUBMEMBER_DELETE</text:p>
          </table:table-cell>
          <table:table-cell/>
          <table:table-cell table:formula="of:=CONCATENATE(&quot;INSERT INTO `AviationClubManager`.`user_permission` (`id`,  `version`, name) VALUES (&quot;;[.A20];&quot;, 1,'&quot;;[.B20];&quot;');&quot;)" office:value-type="string" office:string-value="INSERT INTO `AviationClubManager`.`user_permission` (`id`,  `version`, name) VALUES (20, 1,'PERMISSION_CLUBMEMBER_DELETE');" calcext:value-type="string">
            <text:p>INSERT INTO `AviationClubManager`.`user_permission` (`id`, <text:s/>`version`, name) VALUES (20, 1,'PERMISSION_CLUBMEMBER_DELETE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ERMISSION_FLIGHT</text:p>
          </table:table-cell>
          <table:table-cell/>
          <table:table-cell table:formula="of:=CONCATENATE(&quot;INSERT INTO `AviationClubManager`.`user_permission` (`id`,  `version`, name) VALUES (&quot;;[.A21];&quot;, 1,'&quot;;[.B21];&quot;');&quot;)" office:value-type="string" office:string-value="INSERT INTO `AviationClubManager`.`user_permission` (`id`,  `version`, name) VALUES (21, 1,'PERMISSION_FLIGHT');" calcext:value-type="string">
            <text:p>INSERT INTO `AviationClubManager`.`user_permission` (`id`, <text:s/>`version`, name) VALUES (21, 1,'PERMISSION_FLIGHT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ERMISSION_FLIGHT_CREATE</text:p>
          </table:table-cell>
          <table:table-cell/>
          <table:table-cell table:formula="of:=CONCATENATE(&quot;INSERT INTO `AviationClubManager`.`user_permission` (`id`,  `version`, name) VALUES (&quot;;[.A22];&quot;, 1,'&quot;;[.B22];&quot;');&quot;)" office:value-type="string" office:string-value="INSERT INTO `AviationClubManager`.`user_permission` (`id`,  `version`, name) VALUES (22, 1,'PERMISSION_FLIGHT_CREATE');" calcext:value-type="string">
            <text:p>INSERT INTO `AviationClubManager`.`user_permission` (`id`, <text:s/>`version`, name) VALUES (22, 1,'PERMISSION_FLIGHT_CREATE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PERMISSION_FLIGHT_UPDATE</text:p>
          </table:table-cell>
          <table:table-cell/>
          <table:table-cell table:formula="of:=CONCATENATE(&quot;INSERT INTO `AviationClubManager`.`user_permission` (`id`,  `version`, name) VALUES (&quot;;[.A23];&quot;, 1,'&quot;;[.B23];&quot;');&quot;)" office:value-type="string" office:string-value="INSERT INTO `AviationClubManager`.`user_permission` (`id`,  `version`, name) VALUES (23, 1,'PERMISSION_FLIGHT_UPDATE');" calcext:value-type="string">
            <text:p>INSERT INTO `AviationClubManager`.`user_permission` (`id`, <text:s/>`version`, name) VALUES (23, 1,'PERMISSION_FLIGHT_UPDATE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PERMISSION_FLIGHT_DELETE</text:p>
          </table:table-cell>
          <table:table-cell/>
          <table:table-cell table:formula="of:=CONCATENATE(&quot;INSERT INTO `AviationClubManager`.`user_permission` (`id`,  `version`, name) VALUES (&quot;;[.A24];&quot;, 1,'&quot;;[.B24];&quot;');&quot;)" office:value-type="string" office:string-value="INSERT INTO `AviationClubManager`.`user_permission` (`id`,  `version`, name) VALUES (24, 1,'PERMISSION_FLIGHT_DELETE');" calcext:value-type="string">
            <text:p>INSERT INTO `AviationClubManager`.`user_permission` (`id`, <text:s/>`version`, name) VALUES (24, 1,'PERMISSION_FLIGHT_DELETE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PERMISSION_INSTRUCTORPRESENCE</text:p>
          </table:table-cell>
          <table:table-cell/>
          <table:table-cell table:formula="of:=CONCATENATE(&quot;INSERT INTO `AviationClubManager`.`user_permission` (`id`,  `version`, name) VALUES (&quot;;[.A25];&quot;, 1,'&quot;;[.B25];&quot;');&quot;)" office:value-type="string" office:string-value="INSERT INTO `AviationClubManager`.`user_permission` (`id`,  `version`, name) VALUES (25, 1,'PERMISSION_INSTRUCTORPRESENCE');" calcext:value-type="string">
            <text:p>INSERT INTO `AviationClubManager`.`user_permission` (`id`, <text:s/>`version`, name) VALUES (25, 1,'PERMISSION_INSTRUCTORPRESENCE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PERMISSION_INSTRUCTORPRESENCE_CREATE</text:p>
          </table:table-cell>
          <table:table-cell/>
          <table:table-cell table:formula="of:=CONCATENATE(&quot;INSERT INTO `AviationClubManager`.`user_permission` (`id`,  `version`, name) VALUES (&quot;;[.A26];&quot;, 1,'&quot;;[.B26];&quot;');&quot;)" office:value-type="string" office:string-value="INSERT INTO `AviationClubManager`.`user_permission` (`id`,  `version`, name) VALUES (26, 1,'PERMISSION_INSTRUCTORPRESENCE_CREATE');" calcext:value-type="string">
            <text:p>INSERT INTO `AviationClubManager`.`user_permission` (`id`, <text:s/>`version`, name) VALUES (26, 1,'PERMISSION_INSTRUCTORPRESENCE_CREATE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ERMISSION_INSTRUCTORPRESENCE_UPDATE</text:p>
          </table:table-cell>
          <table:table-cell/>
          <table:table-cell table:formula="of:=CONCATENATE(&quot;INSERT INTO `AviationClubManager`.`user_permission` (`id`,  `version`, name) VALUES (&quot;;[.A27];&quot;, 1,'&quot;;[.B27];&quot;');&quot;)" office:value-type="string" office:string-value="INSERT INTO `AviationClubManager`.`user_permission` (`id`,  `version`, name) VALUES (27, 1,'PERMISSION_INSTRUCTORPRESENCE_UPDATE');" calcext:value-type="string">
            <text:p>INSERT INTO `AviationClubManager`.`user_permission` (`id`, <text:s/>`version`, name) VALUES (27, 1,'PERMISSION_INSTRUCTORPRESENCE_UPDATE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ERMISSION_INSTRUCTORPRESENCE_DELETE</text:p>
          </table:table-cell>
          <table:table-cell/>
          <table:table-cell table:formula="of:=CONCATENATE(&quot;INSERT INTO `AviationClubManager`.`user_permission` (`id`,  `version`, name) VALUES (&quot;;[.A28];&quot;, 1,'&quot;;[.B28];&quot;');&quot;)" office:value-type="string" office:string-value="INSERT INTO `AviationClubManager`.`user_permission` (`id`,  `version`, name) VALUES (28, 1,'PERMISSION_INSTRUCTORPRESENCE_DELETE');" calcext:value-type="string">
            <text:p>INSERT INTO `AviationClubManager`.`user_permission` (`id`, <text:s/>`version`, name) VALUES (28, 1,'PERMISSION_INSTRUCTORPRESENCE_DELETE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PERMISSION_PERSON</text:p>
          </table:table-cell>
          <table:table-cell/>
          <table:table-cell table:formula="of:=CONCATENATE(&quot;INSERT INTO `AviationClubManager`.`user_permission` (`id`,  `version`, name) VALUES (&quot;;[.A29];&quot;, 1,'&quot;;[.B29];&quot;');&quot;)" office:value-type="string" office:string-value="INSERT INTO `AviationClubManager`.`user_permission` (`id`,  `version`, name) VALUES (29, 1,'PERMISSION_PERSON');" calcext:value-type="string">
            <text:p>INSERT INTO `AviationClubManager`.`user_permission` (`id`, <text:s/>`version`, name) VALUES (29, 1,'PERMISSION_PERSON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PERMISSION_PERSON_CREATE</text:p>
          </table:table-cell>
          <table:table-cell/>
          <table:table-cell table:formula="of:=CONCATENATE(&quot;INSERT INTO `AviationClubManager`.`user_permission` (`id`,  `version`, name) VALUES (&quot;;[.A30];&quot;, 1,'&quot;;[.B30];&quot;');&quot;)" office:value-type="string" office:string-value="INSERT INTO `AviationClubManager`.`user_permission` (`id`,  `version`, name) VALUES (30, 1,'PERMISSION_PERSON_CREATE');" calcext:value-type="string">
            <text:p>INSERT INTO `AviationClubManager`.`user_permission` (`id`, <text:s/>`version`, name) VALUES (30, 1,'PERMISSION_PERSON_CREATE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PERMISSION_PERSON_UPDATE</text:p>
          </table:table-cell>
          <table:table-cell/>
          <table:table-cell table:formula="of:=CONCATENATE(&quot;INSERT INTO `AviationClubManager`.`user_permission` (`id`,  `version`, name) VALUES (&quot;;[.A31];&quot;, 1,'&quot;;[.B31];&quot;');&quot;)" office:value-type="string" office:string-value="INSERT INTO `AviationClubManager`.`user_permission` (`id`,  `version`, name) VALUES (31, 1,'PERMISSION_PERSON_UPDATE');" calcext:value-type="string">
            <text:p>INSERT INTO `AviationClubManager`.`user_permission` (`id`, <text:s/>`version`, name) VALUES (31, 1,'PERMISSION_PERSON_UPDATE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PERMISSION_PERSON_DELETE</text:p>
          </table:table-cell>
          <table:table-cell/>
          <table:table-cell table:formula="of:=CONCATENATE(&quot;INSERT INTO `AviationClubManager`.`user_permission` (`id`,  `version`, name) VALUES (&quot;;[.A32];&quot;, 1,'&quot;;[.B32];&quot;');&quot;)" office:value-type="string" office:string-value="INSERT INTO `AviationClubManager`.`user_permission` (`id`,  `version`, name) VALUES (32, 1,'PERMISSION_PERSON_DELETE');" calcext:value-type="string">
            <text:p>INSERT INTO `AviationClubManager`.`user_permission` (`id`, <text:s/>`version`, name) VALUES (32, 1,'PERMISSION_PERSON_DELETE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PERMISSION_USERACCOUNT</text:p>
          </table:table-cell>
          <table:table-cell/>
          <table:table-cell table:formula="of:=CONCATENATE(&quot;INSERT INTO `AviationClubManager`.`user_permission` (`id`,  `version`, name) VALUES (&quot;;[.A33];&quot;, 1,'&quot;;[.B33];&quot;');&quot;)" office:value-type="string" office:string-value="INSERT INTO `AviationClubManager`.`user_permission` (`id`,  `version`, name) VALUES (33, 1,'PERMISSION_USERACCOUNT');" calcext:value-type="string">
            <text:p>INSERT INTO `AviationClubManager`.`user_permission` (`id`, <text:s/>`version`, name) VALUES (33, 1,'PERMISSION_USERACCOUNT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PERMISSION_USERACCOUNT_CREATE</text:p>
          </table:table-cell>
          <table:table-cell/>
          <table:table-cell table:formula="of:=CONCATENATE(&quot;INSERT INTO `AviationClubManager`.`user_permission` (`id`,  `version`, name) VALUES (&quot;;[.A34];&quot;, 1,'&quot;;[.B34];&quot;');&quot;)" office:value-type="string" office:string-value="INSERT INTO `AviationClubManager`.`user_permission` (`id`,  `version`, name) VALUES (34, 1,'PERMISSION_USERACCOUNT_CREATE');" calcext:value-type="string">
            <text:p>INSERT INTO `AviationClubManager`.`user_permission` (`id`, <text:s/>`version`, name) VALUES (34, 1,'PERMISSION_USERACCOUNT_CREATE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PERMISSION_USERACCOUNT_UPDATE</text:p>
          </table:table-cell>
          <table:table-cell/>
          <table:table-cell table:formula="of:=CONCATENATE(&quot;INSERT INTO `AviationClubManager`.`user_permission` (`id`,  `version`, name) VALUES (&quot;;[.A35];&quot;, 1,'&quot;;[.B35];&quot;');&quot;)" office:value-type="string" office:string-value="INSERT INTO `AviationClubManager`.`user_permission` (`id`,  `version`, name) VALUES (35, 1,'PERMISSION_USERACCOUNT_UPDATE');" calcext:value-type="string">
            <text:p>INSERT INTO `AviationClubManager`.`user_permission` (`id`, <text:s/>`version`, name) VALUES (35, 1,'PERMISSION_USERACCOUNT_UPDATE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PERMISSION_USERACCOUNT_DELETE</text:p>
          </table:table-cell>
          <table:table-cell/>
          <table:table-cell table:formula="of:=CONCATENATE(&quot;INSERT INTO `AviationClubManager`.`user_permission` (`id`,  `version`, name) VALUES (&quot;;[.A36];&quot;, 1,'&quot;;[.B36];&quot;');&quot;)" office:value-type="string" office:string-value="INSERT INTO `AviationClubManager`.`user_permission` (`id`,  `version`, name) VALUES (36, 1,'PERMISSION_USERACCOUNT_DELETE');" calcext:value-type="string">
            <text:p>INSERT INTO `AviationClubManager`.`user_permission` (`id`, <text:s/>`version`, name) VALUES (36, 1,'PERMISSION_USERACCOUNT_DELETE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PERMISSION_USERROLE</text:p>
          </table:table-cell>
          <table:table-cell/>
          <table:table-cell table:formula="of:=CONCATENATE(&quot;INSERT INTO `AviationClubManager`.`user_permission` (`id`,  `version`, name) VALUES (&quot;;[.A37];&quot;, 1,'&quot;;[.B37];&quot;');&quot;)" office:value-type="string" office:string-value="INSERT INTO `AviationClubManager`.`user_permission` (`id`,  `version`, name) VALUES (37, 1,'PERMISSION_USERROLE');" calcext:value-type="string">
            <text:p>INSERT INTO `AviationClubManager`.`user_permission` (`id`, <text:s/>`version`, name) VALUES (37, 1,'PERMISSION_USERROLE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PERMISSION_USERROLE_CREATE</text:p>
          </table:table-cell>
          <table:table-cell/>
          <table:table-cell table:formula="of:=CONCATENATE(&quot;INSERT INTO `AviationClubManager`.`user_permission` (`id`,  `version`, name) VALUES (&quot;;[.A38];&quot;, 1,'&quot;;[.B38];&quot;');&quot;)" office:value-type="string" office:string-value="INSERT INTO `AviationClubManager`.`user_permission` (`id`,  `version`, name) VALUES (38, 1,'PERMISSION_USERROLE_CREATE');" calcext:value-type="string">
            <text:p>INSERT INTO `AviationClubManager`.`user_permission` (`id`, <text:s/>`version`, name) VALUES (38, 1,'PERMISSION_USERROLE_CREATE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PERMISSION_USERROLE_UPDATE</text:p>
          </table:table-cell>
          <table:table-cell/>
          <table:table-cell table:formula="of:=CONCATENATE(&quot;INSERT INTO `AviationClubManager`.`user_permission` (`id`,  `version`, name) VALUES (&quot;;[.A39];&quot;, 1,'&quot;;[.B39];&quot;');&quot;)" office:value-type="string" office:string-value="INSERT INTO `AviationClubManager`.`user_permission` (`id`,  `version`, name) VALUES (39, 1,'PERMISSION_USERROLE_UPDATE');" calcext:value-type="string">
            <text:p>INSERT INTO `AviationClubManager`.`user_permission` (`id`, <text:s/>`version`, name) VALUES (39, 1,'PERMISSION_USERROLE_UPDATE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PERMISSION_USERROLE_DELETE</text:p>
          </table:table-cell>
          <table:table-cell/>
          <table:table-cell table:formula="of:=CONCATENATE(&quot;INSERT INTO `AviationClubManager`.`user_permission` (`id`,  `version`, name) VALUES (&quot;;[.A40];&quot;, 1,'&quot;;[.B40];&quot;');&quot;)" office:value-type="string" office:string-value="INSERT INTO `AviationClubManager`.`user_permission` (`id`,  `version`, name) VALUES (40, 1,'PERMISSION_USERROLE_DELETE');" calcext:value-type="string">
            <text:p>INSERT INTO `AviationClubManager`.`user_permission` (`id`, <text:s/>`version`, name) VALUES (40, 1,'PERMISSION_USERROLE_DELETE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PERMISSION_WINCHDRIVERPRESENCE</text:p>
          </table:table-cell>
          <table:table-cell/>
          <table:table-cell table:formula="of:=CONCATENATE(&quot;INSERT INTO `AviationClubManager`.`user_permission` (`id`,  `version`, name) VALUES (&quot;;[.A41];&quot;, 1,'&quot;;[.B41];&quot;');&quot;)" office:value-type="string" office:string-value="INSERT INTO `AviationClubManager`.`user_permission` (`id`,  `version`, name) VALUES (41, 1,'PERMISSION_WINCHDRIVERPRESENCE');" calcext:value-type="string">
            <text:p>INSERT INTO `AviationClubManager`.`user_permission` (`id`, <text:s/>`version`, name) VALUES (41, 1,'PERMISSION_WINCHDRIVERPRESENCE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PERMISSION_WINCHDRIVERPRESENCE_CREATE</text:p>
          </table:table-cell>
          <table:table-cell/>
          <table:table-cell table:formula="of:=CONCATENATE(&quot;INSERT INTO `AviationClubManager`.`user_permission` (`id`,  `version`, name) VALUES (&quot;;[.A42];&quot;, 1,'&quot;;[.B42];&quot;');&quot;)" office:value-type="string" office:string-value="INSERT INTO `AviationClubManager`.`user_permission` (`id`,  `version`, name) VALUES (42, 1,'PERMISSION_WINCHDRIVERPRESENCE_CREATE');" calcext:value-type="string">
            <text:p>INSERT INTO `AviationClubManager`.`user_permission` (`id`, <text:s/>`version`, name) VALUES (42, 1,'PERMISSION_WINCHDRIVERPRESENCE_CREATE'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PERMISSION_WINCHDRIVERPRESENCE_UPDATE</text:p>
          </table:table-cell>
          <table:table-cell/>
          <table:table-cell table:formula="of:=CONCATENATE(&quot;INSERT INTO `AviationClubManager`.`user_permission` (`id`,  `version`, name) VALUES (&quot;;[.A43];&quot;, 1,'&quot;;[.B43];&quot;');&quot;)" office:value-type="string" office:string-value="INSERT INTO `AviationClubManager`.`user_permission` (`id`,  `version`, name) VALUES (43, 1,'PERMISSION_WINCHDRIVERPRESENCE_UPDATE');" calcext:value-type="string">
            <text:p>INSERT INTO `AviationClubManager`.`user_permission` (`id`, <text:s/>`version`, name) VALUES (43, 1,'PERMISSION_WINCHDRIVERPRESENCE_UPDATE'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PERMISSION_WINCHDRIVERPRESENCE_DELETE</text:p>
          </table:table-cell>
          <table:table-cell/>
          <table:table-cell table:formula="of:=CONCATENATE(&quot;INSERT INTO `AviationClubManager`.`user_permission` (`id`,  `version`, name) VALUES (&quot;;[.A44];&quot;, 1,'&quot;;[.B44];&quot;');&quot;)" office:value-type="string" office:string-value="INSERT INTO `AviationClubManager`.`user_permission` (`id`,  `version`, name) VALUES (44, 1,'PERMISSION_WINCHDRIVERPRESENCE_DELETE');" calcext:value-type="string">
            <text:p>INSERT INTO `AviationClubManager`.`user_permission` (`id`, <text:s/>`version`, name) VALUES (44, 1,'PERMISSION_WINCHDRIVERPRESENCE_DELETE'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PERMISSION_CHANGEPASSWORD</text:p>
          </table:table-cell>
          <table:table-cell/>
          <table:table-cell table:formula="of:=CONCATENATE(&quot;INSERT INTO `AviationClubManager`.`user_permission` (`id`,  `version`, name) VALUES (&quot;;[.A45];&quot;, 1,'&quot;;[.B45];&quot;');&quot;)" office:value-type="string" office:string-value="INSERT INTO `AviationClubManager`.`user_permission` (`id`,  `version`, name) VALUES (45, 1,'PERMISSION_CHANGEPASSWORD');" calcext:value-type="string">
            <text:p>INSERT INTO `AviationClubManager`.`user_permission` (`id`, <text:s/>`version`, name) VALUES (45, 1,'PERMISSION_CHANGEPASSWORD'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PERMISSION_AIRCRAFTLOG</text:p>
          </table:table-cell>
          <table:table-cell/>
          <table:table-cell table:formula="of:=CONCATENATE(&quot;INSERT INTO `AviationClubManager`.`user_permission` (`id`,  `version`, name) VALUES (&quot;;[.A46];&quot;, 1,'&quot;;[.B46];&quot;');&quot;)" office:value-type="string" office:string-value="INSERT INTO `AviationClubManager`.`user_permission` (`id`,  `version`, name) VALUES (46, 1,'PERMISSION_AIRCRAFTLOG');" calcext:value-type="string">
            <text:p>INSERT INTO `AviationClubManager`.`user_permission` (`id`, <text:s/>`version`, name) VALUES (46, 1,'PERMISSION_AIRCRAFTLOG'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PERMISSION_STATISTICS</text:p>
          </table:table-cell>
          <table:table-cell/>
          <table:table-cell table:formula="of:=CONCATENATE(&quot;INSERT INTO `AviationClubManager`.`user_permission` (`id`,  `version`, name) VALUES (&quot;;[.A47];&quot;, 1,'&quot;;[.B47];&quot;');&quot;)" office:value-type="string" office:string-value="INSERT INTO `AviationClubManager`.`user_permission` (`id`,  `version`, name) VALUES (47, 1,'PERMISSION_STATISTICS');" calcext:value-type="string">
            <text:p>INSERT INTO `AviationClubManager`.`user_permission` (`id`, <text:s/>`version`, name) VALUES (47, 1,'PERMISSION_STATISTICS');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0.00.0000</text:date>, <text:time style:data-style-name="N2" text:time-value="0000-00-00T14:24:30.5618834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16:27:18.481013969</meta:creation-date>
    <dc:date>2014-01-10T14:25:10.946438359</dc:date>
    <meta:editing-duration>PT1H37M23S</meta:editing-duration>
    <meta:editing-cycles>4</meta:editing-cycles>
    <meta:generator>LibreOffice/4.1.4.2$Linux_X86_64 LibreOffice_project/410m0$Build-2</meta:generator>
    <meta:document-statistic meta:table-count="1" meta:cell-count="141" meta:object-count="0"/>
  </office:meta>
</office:document-meta>
</file>